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normal" officeooo:rsid="0018da58" officeooo:paragraph-rsid="0018da58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officeooo:rsid="001b7b72" officeooo:paragraph-rsid="001b7b72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officeooo:paragraph-rsid="0018da5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officeooo:paragraph-rsid="0018da58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1b7b72"/>
    </style:style>
    <style:style style:name="P6" style:family="paragraph" style:parent-style-name="Standard">
      <style:paragraph-properties fo:text-align="justify" style:justify-single-word="false"/>
      <style:text-properties style:font-name="Arial" officeooo:paragraph-rsid="001d6a1f"/>
    </style:style>
    <style:style style:name="P7" style:family="paragraph" style:parent-style-name="Standard">
      <style:paragraph-properties fo:text-align="justify" style:justify-single-word="false"/>
      <style:text-properties style:font-name="Arial" officeooo:paragraph-rsid="001fa4d7"/>
    </style:style>
    <style:style style:name="P8" style:family="paragraph" style:parent-style-name="Standard">
      <style:paragraph-properties fo:text-align="justify" style:justify-single-word="false"/>
      <style:text-properties style:font-name="Arial" officeooo:paragraph-rsid="0020b264"/>
    </style:style>
    <style:style style:name="P9" style:family="paragraph" style:parent-style-name="Standard">
      <style:paragraph-properties fo:text-align="justify" style:justify-single-word="false"/>
      <style:text-properties style:font-name="Arial" officeooo:paragraph-rsid="002147cc"/>
    </style:style>
    <style:style style:name="P10" style:family="paragraph" style:parent-style-name="Standard">
      <style:paragraph-properties fo:text-align="justify" style:justify-single-word="false"/>
      <style:text-properties style:font-name="Arial" officeooo:paragraph-rsid="002337ec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23662b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1b7b72" officeooo:paragraph-rsid="001b7b72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1d6a1f" officeooo:paragraph-rsid="001d6a1f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1fa4d7" officeooo:paragraph-rsid="001fa4d7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2147cc" officeooo:paragraph-rsid="002147cc"/>
    </style:style>
    <style:style style:name="P16" style:family="paragraph" style:parent-style-name="Standard">
      <style:paragraph-properties fo:text-align="center" style:justify-single-word="false"/>
      <style:text-properties style:font-name="Arial" officeooo:rsid="0023662b" officeooo:paragraph-rsid="0023662b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27ecff" officeooo:paragraph-rsid="0023662b"/>
    </style:style>
    <style:style style:name="P18" style:family="paragraph" style:parent-style-name="Standard">
      <style:paragraph-properties fo:text-align="start" style:justify-single-word="false"/>
      <style:text-properties style:font-name="Arial" officeooo:rsid="0012033a" officeooo:paragraph-rsid="0023f72b"/>
    </style:style>
    <style:style style:name="T1" style:family="text">
      <style:text-properties officeooo:rsid="0018da58"/>
    </style:style>
    <style:style style:name="T2" style:family="text">
      <style:text-properties officeooo:rsid="0019aa78"/>
    </style:style>
    <style:style style:name="T3" style:family="text">
      <style:text-properties officeooo:rsid="001b7b7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d6a1f"/>
    </style:style>
    <style:style style:name="T6" style:family="text">
      <style:text-properties officeooo:rsid="001fa4d7"/>
    </style:style>
    <style:style style:name="T7" style:family="text">
      <style:text-properties officeooo:rsid="0020b264"/>
    </style:style>
    <style:style style:name="T8" style:family="text">
      <style:text-properties style:font-name="Arial" officeooo:rsid="0020b264"/>
    </style:style>
    <style:style style:name="T9" style:family="text">
      <style:text-properties officeooo:rsid="0020e835"/>
    </style:style>
    <style:style style:name="T10" style:family="text">
      <style:text-properties officeooo:rsid="002147cc"/>
    </style:style>
    <style:style style:name="T11" style:family="text">
      <style:text-properties officeooo:rsid="002337ec"/>
    </style:style>
    <style:style style:name="T12" style:family="text">
      <style:text-properties officeooo:rsid="0023662b"/>
    </style:style>
    <style:style style:name="T13" style:family="text">
      <style:text-properties officeooo:rsid="0023f7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Luciano Dos Santos Cardoso Junior // 18207299</text:p>
      <text:p text:style-name="P1"/>
      <text:p text:style-name="P2">1. Introdução</text:p>
      <text:p text:style-name="P2"/>
      <text:p text:style-name="P3"><text:span text:style-name="T1"><text:tab/>Aparentemente os insetos tiveram sua origem numa forma ancestral , semelhante a um miriápode que teria sofrido modificações </text:span>da parte anterior do corpo dando origem <text:span text:style-name="T1">às cabeças modificações</text:span> e às peças bucais enquanto os apêndices locomotores ficaram <text:span text:style-name="T1">reduzidos a três pares de pernas , presas ao tórax , perdendo-se os demais apêndices abdominais o primeiro </text:span>O primeiro inseto seguramente devia ser aptero . Não há muita concordância entre os pesquisadores sobre a origem das asas dos insetos . Aparentemente <text:span text:style-name="T1">se </text:span>desenvolveram a partir do carbonífero pois foi nesse período que foram encontrados muitos tipos de insetos alados . </text:p>
      <text:p text:style-name="P4"><text:span text:style-name="T4"><text:tab/></text:span>A partir daquela forma ancestral , duas linhas evolutivas se distinguem : palaeoptera e Neopfera . Os paleópteros . mais primitivos , são incapazes de repousar e tocar suas asas sobre as costas do corpo quando em repouso , enquanto que os <text:span text:style-name="T1">neopteros</text:span> conseguem repousar suas asas sobre as costas do corpo quando em repouso . Na era paleozoica existem muitos registros fósseis dos insetos paleopteros e atualmente só duas ordens permanecem com essas características: os odonatos e os <text:span text:style-name="T1">e</text:span>fem<text:span text:style-name="T1">e</text:span>rópteros.</text:p>
      <text:p text:style-name="P4"><text:span text:style-name="T4"><text:tab/></text:span>Os primeiros insetos <text:span text:style-name="T1">n</text:span>eópteros provavelmente foram as baratas e a partir delas se originaram três linhas evolutivas : <text:span text:style-name="T1">insetos do grupo orthopteroidea, </text:span>do grupo Hemipferódea e insetos do grupo Endopterngota , destacando-se as seguintes linhas <text:span text:style-name="T1">evolutivas : </text:span>Ne<text:span text:style-name="T1">u</text:span>ropteroidea , C<text:span text:style-name="T1">o</text:span>leopteroidea , Mecopteroidea , siph<text:span text:style-name="T2">o</text:span>napteroidea e Hymenopteroidea . Insetos representantes dessas linhas <text:span text:style-name="T2">evolutivas </text:span>se encontram desde o <text:span text:style-name="T2">periodo permiano até os tempos modernos.</text:span></text:p>
      <text:p text:style-name="P4"><text:tab/>As ordens do grupo do <text:span text:style-name="T2">or</text:span>thopteroidea se caracterizam por ter metamorfose incompleta , aparelho bucal mastigador , um grande lobo anal na asa posterior , presença de cercas e numerosos túbulos de malpighi . A este grupo pertencem as ordens : <text:span text:style-name="T2">orthoptera , </text:span>Mantodea , Ptrasmatodea . Blattodea . <text:span text:style-name="T2">pl</text:span>ec<text:span text:style-name="T2">o</text:span>pt<text:span text:style-name="T2">e</text:span>ra , <text:span text:style-name="T2">d</text:span>ermaptera , <text:span text:style-name="T2">G</text:span>rylloblattodea e Embioptera . </text:p>
      <text:p text:style-name="P5"><text:tab/>As ordens do grupo Hemíptero<text:span text:style-name="T2">i</text:span>dea se caracterizam por ter metamorfose incompleta , aparelho bucal do tipo picador – sugador, Vernação alar em geral reduzida , ausência de cercos e geralmente com poucos túbulos de Malpighi . A este grupo <text:span text:style-name="T2">pertencem </text:span><text:span text:style-name="T3">as ordens</text:span><text:span text:style-name="T2">: </text:span>t<text:span text:style-name="T3">h</text:span>ysa<text:span text:style-name="T3">no</text:span>p<text:span text:style-name="T3">t</text:span>era , Hemípter<text:span text:style-name="T3">a</text:span> ; Pso<text:span text:style-name="T3">co</text:span>ptera <text:s/><text:span text:style-name="T3">e zoraptera ocupam uma posição</text:span> intermediária entre os Hemíptero<text:span text:style-name="T3">ides</text:span> <text:span text:style-name="T3"><text:s/>e os orthopteroides.</text:span></text:p>
      <text:p text:style-name="P5"><text:tab/>No grupo dos insetos com metamorfose completa <text:span text:style-name="T3">(</text:span>holometáb<text:span text:style-name="T3">ol</text:span>os<text:span text:style-name="T3">)</text:span> , os neurópteros . incluindo os megalópteros , são provavelmente <text:span text:style-name="T3">os mais primitivos </text:span>dos quais se originaram as demais ordens de endopterigotos , dividindo-se nas seguintes linhas evolutivas , segundo muitos autores : Ne<text:span text:style-name="T3">u</text:span>ropteroidea, C<text:span text:style-name="T3">o</text:span>le<text:span text:style-name="T3">o</text:span>pteroidea ,Me<text:span text:style-name="T3">co</text:span>pteroidea , Siph<text:span text:style-name="T3">o</text:span>napteroidea , Hymen<text:span text:style-name="T3">o</text:span>pteroidea .</text:p>
      <text:p text:style-name="P5"/>
      <text:p text:style-name="P12">2. Principais Características</text:p>
      <text:p text:style-name="P12"/>
      <text:p text:style-name="P5"><text:span text:style-name="T5">2.1 </text:span><text:span text:style-name="T3">Diptera </text:span></text:p>
      <text:p text:style-name="P5"><text:span text:style-name="T3"><text:tab/></text:span>Somente as asas anteriores são funcionais . As posteriores são modificadas em órgãos de equilíbrio , denominados <text:span text:style-name="T3">balancins ou halteres. </text:span>Há muito poucas espécies sem asas e nesse caso são reconhecidos como Dípteros devido suas peças <text:span text:style-name="T3">bucais e caracteres do tórax.</text:span></text:p>
      <text:p text:style-name="P5"><text:tab/>As peças bucais são do tipo sugador , picador-sugador e lambedor-sugador ; uns poucos têm as peças bucais atrofiadas e nã<text:span text:style-name="T5">o</text:span> - funcionais . </text:p>
      <text:p text:style-name="P5"><text:tab/>As larvas sãs em geral <text:span text:style-name="T5">a</text:span>podas e vermiformes , com ou sem cabeça . As pupas sãs geralmente imóveis e algumas são capazes de movimentar - se . </text:p>
      <text:p text:style-name="P5"><text:soft-page-break/><text:tab/>Esta ordem é de grande importância para o homem tanto do ponto de vista médi<text:span text:style-name="T5">c</text:span>a , veterinário ou agrícola . várias espécies de mosquitos transmitem doenças aos homens e animais . Sob o ponto de vista agrícola a importância é menor , embora em <text:span text:style-name="T5">certas culturas frutiferas </text:span>o ataque é desastroso se não controlado a tempo </text:p>
      <text:p text:style-name="P5"/>
      <text:p text:style-name="P13">2.2 Thysanoptera</text:p>
      <text:p text:style-name="P6"><text:span text:style-name="T5"><text:tab/></text:span>Aparelho bucal sugador - picador , com uma tromba assimétrica , formada por três estiletes : uma mandíbula e duas lecíneas . Palpos maxilares e labiais presentes . Antenas geralmente curtas com seis a dez artículos . Olhos compostos presentes ; ocelos em número de dois ou três , sempre presentes nas formas aladas e geralmente ausentes nas formas ápteras . As formas aladas com quatro asas membranosas , longas e estreitas , com poucas ou sem veias ; nos bordos franjadas de longos pelos , donde lhes vem <text:span text:style-name="T5">o</text:span> nome<text:span text:style-name="T5">(Thysanos=franjas , apteros = asa)</text:span> .</text:p>
      <text:p text:style-name="P6"><text:tab/>Muitas espécies atacam plantas cultivadas produzindo estragos . Às vezes ajudam na polinização de flores mas na maioria das vezes afetam os órgãos reprodutivos das mesmas , causando esterilidade . Há espécies que são polípagas . Oligópagas e outras <text:span text:style-name="T5">monofagas, </text:span>cada espécie atacando determinada parte da planta . </text:p>
      <text:p text:style-name="P6"/>
      <text:p text:style-name="P14">2.3 Hemiptera</text:p>
      <text:p text:style-name="P7"><text:span text:style-name="T6"><text:tab/></text:span>Peças bucais modificadas para a sucção dos alimentos . As duas mandíbulas e as duas maxilas são transformadas em <text:span text:style-name="T7">1</text:span> estiletes alongados que ficam alojados num r<text:span text:style-name="T7">o</text:span>stro segmentado . em forma de canal , formado pelo lábio modificado . Os palpos maxilares e labiais são ausentes . Em geral com dois pares de asas . Os cercos são muito reduzidos ou ausentes . Esta ordem está subdividida em três subordens : Heteroptera ( percevejos ) . Au<text:span text:style-name="T7">c</text:span>henor<text:span text:style-name="T7">t</text:span>hynca ( cigarras e cigarrinhas ) e stern<text:span text:style-name="T7">o</text:span>rryn<text:span text:style-name="T7">c</text:span>ha ( psilídeos . afídeos , cochonilha , escamas e moscas - brancas ).</text:p>
      <text:p text:style-name="P7"/>
      <text:p text:style-name="P8"><text:span text:style-name="T7">2.4 </text:span>He<text:span text:style-name="T7">t</text:span>eropter<text:span text:style-name="T7">a</text:span></text:p>
      <text:p text:style-name="P8"><text:tab/>Cabeça geralmente livre , pequena , às vezes , alongada . Olhos compostos grandes e proeminentes . A maioria com dois ocelos localizados entre os olhos compostos ou logo atrás deles . O aparelho bucal é do tipo picador - sugador . O conjunto das peças <text:span text:style-name="T7">bucais </text:span>formam o rastro . A maioria é alada . As asas anteriores sãs do tipo hemélitro . Quando em repouso , as membranas se superpõem . Em geral apresentam glândulas odoríferas que se abrem aos lados do tórax e exalam um cheiro característico . </text:p>
      <text:p text:style-name="P8"><text:tab/>Alguns sãs pragas sérias de plantas cultivadas . Os danos causados às plantas cultivadas podem resultar de : sucção da seiva e dos cloroplast<text:span text:style-name="T7">o</text:span>s ; da própria picada . abrindo caminho para microrganismos patogênicos ; ação tóxica ou infectante da saliva quando contém toxinas ou vírus . Muitos percevejos são úteis porque p<text:span text:style-name="T7">rendam</text:span> insetos nocivos às plantas . </text:p>
      <text:p text:style-name="P8"/>
      <text:p text:style-name="P8"><text:span text:style-name="T7">2.5 </text:span>A<text:span text:style-name="T7">u</text:span>chen<text:span text:style-name="T7">o</text:span>rrhynca e Sternorryncha</text:p>
      <text:p text:style-name="P8"><text:tab/>Antenas curtas e setáceas , ou longas e filiformes . Com dois ou três ocelos ou ausentes . Olhos compostos geralmente bem <text:span text:style-name="T7">desenvolvidos , Peças bucais </text:span><text:span text:style-name="T9">semelhantes do heteropteros. </text:span>As pernas sã<text:span text:style-name="T9">o</text:span> , em geral , do tipo ambulatório mas vários grupos têm as pernas posteriores do tipo saltatóri<text:span text:style-name="T9">a</text:span> . A maioria com quatro asas : as anteriores membranosas ou <text:span text:style-name="T9">semelhantes a tegmina. As asas posteriores são sempre membranosas.</text:span></text:p>
      <text:p text:style-name="P8"><text:tab/>Os que causam o maior prejuízo na agricultura , sugando a seiva das plantas , machucando os tecidos através da ovipostura ou servindo como vetores de doenças , como viroses . </text:p>
      <text:p text:style-name="P8"/>
      <text:p text:style-name="P9"/>
      <text:p text:style-name="P9"/>
      <text:p text:style-name="P9"><text:soft-page-break/></text:p>
      <text:p text:style-name="P9"><text:span text:style-name="T9">2.6 </text:span>Ort<text:span text:style-name="T9">ho</text:span>ptera</text:p>
      <text:p text:style-name="P9"><text:tab/>Aparelho bucal mastigador . Asas podem estar ausentes , atrofiadas ou presentes . As asas anteriores são do tipo tégmina e as posteriores são membranosas e dobradas em leque sob as anteriores . quando em repouso . As pernas posteriores são do tipo <text:span text:style-name="T10">saltatória</text:span> . </text:p>
      <text:p text:style-name="P9"/>
      <text:p text:style-name="P9"><text:span text:style-name="T10">2.7 </text:span>Bla<text:span text:style-name="T10">tt</text:span>odea</text:p>
      <text:p text:style-name="P9"><text:tab/>corpo o<text:span text:style-name="T10">v</text:span>al , achatado . geralmente de cor escura . Aparelho bucal mastigador , com mandíbulas fortes e denteadas . Antenas longas e filiformes . Olhos compostos presentes ; ocelos laterais representados por duas manchas ocelares , situadas entre os dois olhos compostos . Asas geralmente presentes ; as anteriores , pergaminosas e sobrepostas , as posteriores . membranosas e com grande lobo anal , dobradas em leque , quando em repouso . </text:p>
      <text:p text:style-name="P9"/>
      <text:p text:style-name="P15">2.8 Isoptera</text:p>
      <text:p text:style-name="P9"><text:span text:style-name="T10"><text:tab/></text:span>Antes era uma ordem , atualmente foi incluído na ordem Blattodea , como uma superfamília . O maior exemplo dessa s<text:span text:style-name="T11">uperfamilia são os cupins</text:span></text:p>
      <text:p text:style-name="P9"/>
      <text:p text:style-name="P10"><text:span text:style-name="T11">2.9 </text:span>Mantodea</text:p>
      <text:p text:style-name="P10"><text:tab/>Pernas anteriores raptatoriais . Corpo alongado , levemente achatado ou linear . Olhos compostos bem separados e esféricos ; ocelos em número de três . Antenas filiformes . Aparelho bucal mastigador . Asas anteriores modificadas em uma tégmina enr<text:span text:style-name="T11">r</text:span>i<text:span text:style-name="T11">g</text:span>ecida ; as asas posteriores são membranosas . Todos predadores , suas presas podem ser tanto pragas como insetos úteis . </text:p>
      <text:p text:style-name="P10"/>
      <text:p text:style-name="P10"><text:span text:style-name="T11">2.10 D</text:span>ermaptera</text:p>
      <text:p text:style-name="P10"><text:tab/>Aparelho bucal mastigador . Olhos compostos bem desenvolvidos ; ausentes nos ectoparasita<text:span text:style-name="T11">s</text:span> . Ocelos ausentes . Asas em número de quatro . As anteriores do tipo e<text:span text:style-name="T11">l</text:span>í<text:span text:style-name="T11">t</text:span>ro , de tamanho reduzido ; as posteriores são membranosas ; algumas espécies são ap<text:span text:style-name="T11">t</text:span>eras . </text:p>
      <text:p text:style-name="P10"/>
      <text:p text:style-name="P10"><text:span text:style-name="T11">2.11 </text:span>C<text:span text:style-name="T11">o</text:span>leoptera</text:p>
      <text:p text:style-name="P10"><text:tab/>Aparelho bucal mastigador . Asas anteriores do tipo élitros e asas posteriores membranosas . Os élitros não são usados para voar . São somente proteção . Consomem e danificam alimentos , roupas , madeiras , couros e inúmeras cultivares . Besouros predadores tem sido muito úteis ao homem no controle biológico . </text:p>
      <text:p text:style-name="P10"/>
      <text:p text:style-name="P10"><text:span text:style-name="T11">2.12 l</text:span>epidoptera</text:p>
      <text:p text:style-name="P10"><text:tab/>corpo e asas revestidos com escamas . Aparelho bucal do tipo sugador , nos adultos . Olhos compostos grandes . Algumas mariposas com dois ocelos , ocelo médio ausente . Com dois pares de asas membranosas . Hábitos fitó<text:span text:style-name="T11">fa</text:span>gos da grande maioria das lagartas , geralmente muito vorazes , causando grande e , às vezes , totais prejuízos às plantações . </text:p>
      <text:p text:style-name="P10"/>
      <text:p text:style-name="P10"><text:span text:style-name="T11">2.13 </text:span>Odonata</text:p>
      <text:p text:style-name="P10"><text:tab/>Olhos compostos presentes , salientes e com grande número de omatídeos . Peças bucais bem desenvolvidas e do tipo mastigador . Com três ocelos . Com quatro asas membranosas . Abdome alongado , cilíndrico . </text:p>
      <text:p text:style-name="P10"/>
      <text:p text:style-name="P10"><text:span text:style-name="T11">2.14 </text:span>Neuroptera</text:p>
      <text:p text:style-name="P10"><text:tab/>Geralmente dois pares de asas membranosas com numerosas veias . Olhos compostos bem desenvolvidos e os ocelos estão presentes em apenas duas famílias <text:soft-page-break/>( osm<text:span text:style-name="T11">y</text:span>lidae e Dilaridae ) . Peças bucais do tipo mastigador . são exclusivamente predadores , trazendo benefícios ao homem . Ajudam no controle de pragas . </text:p>
      <text:p text:style-name="P10"/>
      <text:p text:style-name="P10"/>
      <text:p text:style-name="P10"/>
      <text:p text:style-name="P11"><text:span text:style-name="T12">2.15 </text:span>Hymenoptera</text:p>
      <text:p text:style-name="P11"><text:tab/>Aparelho bucal do tipo sugador ou mastigador . Maioria com quatro asas membranosas . Para a espécie humana é a ordem mais benéfica . Grande número de espécies parasitas ou predadores exercendo importante papel no controle biológico de insetos praga . Também pertence a esta ordem o mais importante grupo de polinizadores , as abelhas . Alguns são bastante prejudiciais , como as saúvas e formigas . </text:p>
      <text:p text:style-name="P11"/>
      <text:p text:style-name="P11"/>
      <text:p text:style-name="P16">Referencias</text:p>
      <text:p text:style-name="P17"/>
      <text:p text:style-name="P18">Entomologia didática, Buzzi // UFPR</text:p>
      <text:p text:style-name="P18">Entomologia Agrícola, Gallo // FEALQ</text:p>
      <text:p text:style-name="P18">Princípios integrados de zoologia, Hickman // UFPR</text:p>
      <text:p text:style-name="P18">Aula(desse e do outro semestre, e meu outro <text:span text:style-name="T13">relatório</text:span>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5T21:51:19.599000000</meta:creation-date>
    <dc:date>2020-10-06T00:29:19.111000000</dc:date>
    <meta:editing-duration>PT10M33S</meta:editing-duration>
    <meta:editing-cycles>5</meta:editing-cycles>
    <meta:generator>LibreOffice/7.0.0.3$Windows_X86_64 LibreOffice_project/8061b3e9204bef6b321a21033174034a5e2ea88e</meta:generator>
    <meta:document-statistic meta:table-count="0" meta:image-count="0" meta:object-count="0" meta:page-count="4" meta:paragraph-count="50" meta:word-count="1623" meta:character-count="9954" meta:non-whitespace-character-count="8332"/>
  </office:meta>
</office:document-meta>
</file>